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" style:family="table-cell" style:parent-style-name="Default" style:data-style-name="N0"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7" style:family="table-cell" style:parent-style-name="Default" style:data-style-name="N0">
      <style:table-cell-properties style:vertical-align="top" fo:wrap-option="wrap"/>
      <style:text-properties style:font-name="Open Sans" style:font-name-asian="Open Sans" style:font-name-complex="Open Sans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11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8" style:family="table-cell" style:parent-style-name="Default" style:data-style-name="N36">
      <style:text-properties style:font-name="Open Sans" style:font-name-asian="Open Sans" style:font-name-complex="Open Sans"/>
    </style:style>
    <style:style style:name="ce19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0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21" style:family="table-cell" style:parent-style-name="Default" style:data-style-name="N3">
      <style:text-properties style:font-name="Open Sans" style:font-name-asian="Open Sans" style:font-name-complex="Open Sans"/>
    </style:style>
    <style:style style:name="ce22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23" style:family="table-cell" style:parent-style-name="Default" style:data-style-name="N37">
      <style:text-properties style:font-name="Open Sans" style:font-name-asian="Open Sans" style:font-name-complex="Open Sans"/>
    </style:style>
    <style:style style:name="ce24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6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7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8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9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30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31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32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5" style:family="table-cell" style:parent-style-name="Default" style:data-style-name="N36">
      <style:table-cell-properties fo:background-color="#8497B0"/>
      <style:text-properties style:font-name="Open Sans" style:font-name-asian="Open Sans" style:font-name-complex="Open Sans"/>
    </style:style>
    <style:style style:name="ce36" style:family="table-cell" style:parent-style-name="Default" style:data-style-name="N3">
      <style:table-cell-properties fo:border-top="none" fo:border-bottom="none" fo:border-left="none" fo:border-right="thin solid #000000" fo:background-color="#8497B0"/>
      <style:text-properties style:font-name="Open Sans" style:font-name-asian="Open Sans" style:font-name-complex="Open Sans"/>
    </style:style>
    <style:style style:name="ce37" style:family="table-cell" style:parent-style-name="Default" style:data-style-name="N3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8" style:family="table-cell" style:parent-style-name="Default" style:data-style-name="N3">
      <style:table-cell-properties fo:background-color="#8497B0"/>
      <style:text-properties style:font-name="Open Sans" style:font-name-asian="Open Sans" style:font-name-complex="Open Sans"/>
    </style:style>
    <style:style style:name="ce39" style:family="table-cell" style:parent-style-name="Default" style:data-style-name="N37">
      <style:table-cell-properties fo:background-color="#8497B0"/>
      <style:text-properties style:font-name="Open Sans" style:font-name-asian="Open Sans" style:font-name-complex="Open Sans"/>
    </style:style>
    <style:style style:name="ce40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2" style:family="table-cell" style:parent-style-name="Default" style:data-style-name="N36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3" style:family="table-cell" style:parent-style-name="Default" style:data-style-name="N3">
      <style:table-cell-properties fo:border-top="none" fo:border-bottom="thin solid #000000" fo:border-left="none" fo:border-right="thin solid #000000" fo:background-color="#8497B0"/>
      <style:text-properties style:font-name="Open Sans" style:font-name-asian="Open Sans" style:font-name-complex="Open Sans"/>
    </style:style>
    <style:style style:name="ce44" style:family="table-cell" style:parent-style-name="Default" style:data-style-name="N3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5" style:family="table-cell" style:parent-style-name="Default" style:data-style-name="N3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6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</style:style>
    <style:style style:name="ce47" style:family="table-cell" style:parent-style-name="Default" style:data-style-name="N3"/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497B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3.83645833333333cm" style:use-optimal-column-width="true"/>
    </style:style>
    <style:style style:name="co8" style:family="table-column">
      <style:table-column-properties fo:break-before="auto" style:column-width="4.55083333333333cm" style:use-optimal-column-width="true"/>
    </style:style>
    <style:style style:name="co9" style:family="table-column">
      <style:table-column-properties fo:break-before="auto" style:column-width="1.71979166666667cm" style:use-optimal-column-width="true"/>
    </style:style>
    <style:style style:name="co10" style:family="table-column">
      <style:table-column-properties fo:break-before="auto" style:column-width="1.93145833333333cm" style:use-optimal-column-width="true"/>
    </style:style>
    <style:style style:name="co11" style:family="table-column">
      <style:table-column-properties fo:break-before="auto" style:column-width="5.476875cm" style:use-optimal-column-width="true"/>
    </style:style>
    <style:style style:name="co12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8"/>
      <style:map style:condition="of:cell-content()&lt;-0.01" style:apply-style-name="cf27"/>
      <style:map style:condition="of:cell-content()&gt;0.01" style:apply-style-name="cf27"/>
    </style:style>
    <style:style style:name="ce50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8"/>
      <style:map style:condition="of:cell-content()&lt;-0.01" style:apply-style-name="cf27"/>
      <style:map style:condition="of:cell-content()&gt;0.01" style:apply-style-name="cf27"/>
    </style:style>
    <style:style style:name="ce51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8"/>
      <style:map style:condition="of:cell-content()&lt;-0.01" style:apply-style-name="cf27"/>
      <style:map style:condition="of:cell-content()&gt;0.01" style:apply-style-name="cf27"/>
    </style:style>
    <style:style style:name="ce52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8"/>
      <style:map style:condition="of:cell-content()&lt;-0.01" style:apply-style-name="cf27"/>
      <style:map style:condition="of:cell-content()&gt;0.01" style:apply-style-name="cf2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Component</text:p>
          </table:table-cell>
          <table:table-cell office:value-type="string" table:style-name="ce3">
            <text:p>Value</text:p>
          </table:table-cell>
          <table:table-cell office:value-type="string" table:style-name="ce4">
            <text:p>Quantity</text:p>
          </table:table-cell>
          <table:table-cell office:value-type="string" table:number-columns-spanned="3" table:number-rows-spanned="11" table:style-name="ce12">
            <text:p>Revision 8</text:p>
            <text:p><text:span text:style-name="T1">This work is licensed under the Creative Commons Attribution-ShareAlike 4.0 International License. To view a copy of this license, visit http://creativecommons.org/licenses/by-sa/4.0/ or send a letter to Creative Commons, PO Box 1866, Mountain View, CA 94042, USA.</text:span></text:p>
          </table:table-cell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2">
            <text:p>Capacitor (ceramic)</text:p>
          </table:table-cell>
          <table:table-cell office:value-type="string" table:style-name="ce3">
            <text:p>0,1uF</text:p>
          </table:table-cell>
          <table:table-cell office:value-type="float" office:value="10" table:style-name="ce4">
            <text:p>10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2">
            <text:p>Capacitor (electrolytic)</text:p>
          </table:table-cell>
          <table:table-cell office:value-type="string" table:style-name="ce3">
            <text:p>100u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2">
            <text:p>Capacitor (electrolytic)</text:p>
          </table:table-cell>
          <table:table-cell office:value-type="string" table:style-name="ce3">
            <text:p>22uF</text:p>
          </table:table-cell>
          <table:table-cell office:value-type="float" office:value="1" table:style-name="ce4">
            <text:p>1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2">
          <table:table-cell office:value-type="string" table:style-name="ce2">
            <text:p>Capacitor (film)</text:p>
          </table:table-cell>
          <table:table-cell office:value-type="string" table:style-name="ce3">
            <text:p>100nF</text:p>
          </table:table-cell>
          <table:table-cell office:value-type="float" office:value="9" table:style-name="ce4">
            <text:p>9</text:p>
          </table:table-cell>
          <table:covered-table-cell/>
          <table:covered-table-cell table:number-columns-repeated="2"/>
          <table:table-cell table:number-columns-repeated="16378" table:style-name="ce4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5">
            <text:p>10nF</text:p>
          </table:table-cell>
          <table:table-cell office:value-type="float" office:value="10" table:style-name="ce4">
            <text:p>10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Capacitor (film)</text:p>
          </table:table-cell>
          <table:table-cell office:value-type="string" table:style-name="ce3">
            <text:p>150pF</text:p>
          </table:table-cell>
          <table:table-cell office:value-type="float" office:value="1" table:style-name="ce4">
            <text:p>1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Capacitor (film)</text:p>
          </table:table-cell>
          <table:table-cell office:value-type="string" table:style-name="ce3">
            <text:p>15nF</text:p>
          </table:table-cell>
          <table:table-cell office:value-type="float" office:value="3" table:style-name="ce4">
            <text:p>3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Capacitor (film)</text:p>
          </table:table-cell>
          <table:table-cell office:value-type="string" table:style-name="ce3">
            <text:p>1u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5">
            <text:p>2200p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220nF</text:p>
          </table:table-cell>
          <table:table-cell office:value-type="float" office:value="2" table:style-name="ce4">
            <text:p>2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5">
            <text:p>220pF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22nF</text:p>
          </table:table-cell>
          <table:table-cell office:value-type="float" office:value="5" table:style-name="ce4">
            <text:p>5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5">
            <text:p>4700pF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470nF</text:p>
          </table:table-cell>
          <table:table-cell office:value-type="float" office:value="2" table:style-name="ce4">
            <text:p>2</text:p>
          </table:table-cell>
          <table:table-cell table:number-columns-repeated="3" table:style-name="ce7"/>
          <table:table-cell table:number-columns-repeated="7" table:style-name="ce4"/>
          <table:table-cell table:number-columns-repeated="16371" table:style-name="ce1"/>
        </table:table-row>
        <table:table-row table:style-name="ro4">
          <table:table-cell office:value-type="string" table:style-name="ce2">
            <text:p>Capacitor (film)</text:p>
          </table:table-cell>
          <table:table-cell office:value-type="string" table:style-name="ce3">
            <text:p>470pF</text:p>
          </table:table-cell>
          <table:table-cell office:value-type="float" office:value="1" table:style-name="ce4">
            <text:p>1</text:p>
          </table:table-cell>
          <table:table-cell table:number-columns-repeated="3" table:style-name="ce8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Capacitor (film)</text:p>
          </table:table-cell>
          <table:table-cell office:value-type="string" table:style-name="ce3">
            <text:p>47nF</text:p>
          </table:table-cell>
          <table:table-cell office:value-type="float" office:value="3" table:style-name="ce4">
            <text:p>3</text:p>
          </table:table-cell>
          <table:table-cell table:number-columns-repeated="3" table:style-name="ce7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IC</text:p>
          </table:table-cell>
          <table:table-cell office:value-type="string" table:style-name="ce3">
            <text:p>NE5532</text:p>
          </table:table-cell>
          <table:table-cell office:value-type="float" office:value="4" table:style-name="ce4">
            <text:p>4</text:p>
          </table:table-cell>
          <table:table-cell table:number-columns-repeated="3" table:style-name="ce7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IC</text:p>
          </table:table-cell>
          <table:table-cell office:value-type="string" table:style-name="ce3">
            <text:p>LM4562</text:p>
          </table:table-cell>
          <table:table-cell office:value-type="float" office:value="1" table:style-name="ce4">
            <text:p>1</text:p>
          </table:table-cell>
          <table:table-cell table:number-columns-repeated="3" table:style-name="ce7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2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table:number-columns-repeated="3" table:style-name="ce7"/>
          <table:table-cell table:number-columns-repeated="7" table:style-name="ce4"/>
          <table:table-cell table:number-columns-repeated="16371" table:style-name="ce1"/>
        </table:table-row>
        <table:table-row table:style-name="ro4">
          <table:table-cell office:value-type="string" table:style-name="ce6">
            <text:p>Potentiometer</text:p>
          </table:table-cell>
          <table:table-cell office:value-type="string" table:style-name="ce3">
            <text:p>50k linear</text:p>
          </table:table-cell>
          <table:table-cell office:value-type="float" office:value="1" table:style-name="ce4">
            <text:p>1</text:p>
          </table:table-cell>
          <table:table-cell table:number-columns-repeated="3" table:style-name="ce8"/>
          <table:table-cell table:number-columns-repeated="7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300" table:style-name="ce9">
            <text:p>3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330" table:style-name="ce9">
            <text:p>33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360" table:style-name="ce9">
            <text:p>36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470" table:style-name="ce9">
            <text:p>47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560" table:style-name="ce9">
            <text:p>56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620" table:style-name="ce9">
            <text:p>620</text:p>
          </table:table-cell>
          <table:table-cell office:value-type="float" office:value="2" table:style-name="ce10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820" table:style-name="ce9">
            <text:p>820</text:p>
          </table:table-cell>
          <table:table-cell office:value-type="float" office:value="2" table:style-name="ce4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000" table:style-name="ce9">
            <text:p>1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200" table:style-name="ce11">
            <text:p>1.2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8000" table:style-name="ce9">
            <text:p>18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3300" table:style-name="ce11">
            <text:p>3.3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3900" table:style-name="ce9">
            <text:p>3.9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4700" table:style-name="ce9">
            <text:p>4.7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5100" table:style-name="ce11">
            <text:p>5.100</text:p>
          </table:table-cell>
          <table:table-cell office:value-type="float" office:value="2" table:style-name="ce4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1">
          <table:table-cell office:value-type="string" table:style-name="ce2">
            <text:p>Resistor</text:p>
          </table:table-cell>
          <table:table-cell office:value-type="float" office:value="6800" table:style-name="ce11">
            <text:p>6.800</text:p>
          </table:table-cell>
          <table:table-cell office:value-type="float" office:value="4" table:style-name="ce4">
            <text:p>4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8200" table:style-name="ce9">
            <text:p>8.2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0000" table:style-name="ce9">
            <text:p>10.000</text:p>
          </table:table-cell>
          <table:table-cell office:value-type="float" office:value="2" table:style-name="ce4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2000" table:style-name="ce9">
            <text:p>12.000</text:p>
          </table:table-cell>
          <table:table-cell office:value-type="float" office:value="2" table:style-name="ce10">
            <text:p>2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6000" table:style-name="ce9">
            <text:p>16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39000" table:style-name="ce11">
            <text:p>39.000</text:p>
          </table:table-cell>
          <table:table-cell office:value-type="float" office:value="1" table:style-name="ce10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33000" table:style-name="ce9">
            <text:p>33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56000" table:style-name="ce9">
            <text:p>56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620000" table:style-name="ce9">
            <text:p>62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820000" table:style-name="ce9">
            <text:p>82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000000" table:style-name="ce9">
            <text:p>1.00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20000" table:style-name="ce9">
            <text:p>12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180000" table:style-name="ce9">
            <text:p>18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430000" table:style-name="ce9">
            <text:p>43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240000" table:style-name="ce9">
            <text:p>240.000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esistor</text:p>
          </table:table-cell>
          <table:table-cell office:value-type="float" office:value="4700000" table:style-name="ce9">
            <text:p>4.700.000</text:p>
          </table:table-cell>
          <table:table-cell office:value-type="float" office:value="19" table:style-name="ce4">
            <text:p>19</text:p>
          </table:table-cell>
          <table:table-cell table:number-columns-repeated="10" table:style-name="ce4"/>
          <table:table-cell table:number-columns-repeated="16371" table:style-name="ce1"/>
        </table:table-row>
        <table:table-row table:number-rows-repeated="2" table:style-name="ro3">
          <table:table-cell office:value-type="string" table:style-name="ce6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Rotary Switch</text:p>
          </table:table-cell>
          <table:table-cell office:value-type="string" table:style-name="ce3">
            <text:p>12 Pos. / 2 Pole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1" table:style-name="ce4">
            <text:p>1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office:value-type="string" table:style-name="ce6">
            <text:p>Potentiometer (Trimmer)</text:p>
          </table:table-cell>
          <table:table-cell office:value-type="string" table:style-name="ce3">
            <text:p>5k</text:p>
          </table:table-cell>
          <table:table-cell office:value-type="float" office:value="6" table:style-name="ce4">
            <text:p>6</text:p>
          </table:table-cell>
          <table:table-cell table:number-columns-repeated="10" table:style-name="ce4"/>
          <table:table-cell table:number-columns-repeated="16371" table:style-name="ce1"/>
        </table:table-row>
        <table:table-row table:style-name="ro3">
          <table:table-cell table:style-name="ce6"/>
          <table:table-cell table:style-name="ce5"/>
          <table:table-cell table:number-columns-repeated="11" table:style-name="ce4"/>
          <table:table-cell table:number-columns-repeated="16371" table:style-name="ce1"/>
        </table:table-row>
        <table:table-row table:number-rows-repeated="4" table:style-name="ro3">
          <table:table-cell table:style-name="ce6"/>
          <table:table-cell table:style-name="ce3"/>
          <table:table-cell table:number-columns-repeated="11" table:style-name="ce4"/>
          <table:table-cell table:number-columns-repeated="16371" table:style-name="ce1"/>
        </table:table-row>
        <table:table-row table:style-name="ro3">
          <table:table-cell table:style-name="ce2"/>
          <table:table-cell table:style-name="ce3"/>
          <table:table-cell table:number-columns-repeated="11" table:style-name="ce4"/>
          <table:table-cell table:number-columns-repeated="16371" table:style-name="ce1"/>
        </table:table-row>
        <table:table-row table:style-name="ro3">
          <table:table-cell table:style-name="ce2"/>
          <table:table-cell table:style-name="ce3"/>
          <table:table-cell table:style-name="ce10"/>
          <table:table-cell table:number-columns-repeated="10" table:style-name="ce4"/>
          <table:table-cell table:number-columns-repeated="16371" table:style-name="ce1"/>
        </table:table-row>
        <table:table-row table:number-rows-repeated="1048512" table:style-name="ro5">
          <table:table-cell table:number-columns-repeated="16384"/>
        </table:table-row>
      </table:table>
      <table:table table:name="Gyrator_Calculator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4" table:number-columns-repeated="16374" table:default-cell-style-name="ce1"/>
        <table:table-row table:style-name="ro3">
          <table:table-cell office:value-type="string" table:style-name="ce13">
            <text:p>Original Inductor</text:p>
          </table:table-cell>
          <table:table-cell office:value-type="string" table:style-name="ce14">
            <text:p>Inductance in H</text:p>
          </table:table-cell>
          <table:table-cell office:value-type="string" table:style-name="ce15">
            <text:p>Resistance in Ohms</text:p>
          </table:table-cell>
          <table:table-cell office:value-type="string" table:style-name="ce13">
            <text:p>R1 in Ohms</text:p>
          </table:table-cell>
          <table:table-cell office:value-type="string" table:style-name="ce14">
            <text:p>C1 in nF</text:p>
          </table:table-cell>
          <table:table-cell office:value-type="string" table:style-name="ce16">
            <text:p>ideal R14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add. R2</text:p>
          </table:table-cell>
          <table:table-cell office:value-type="string" table:style-name="ce14">
            <text:p>Inductance in H</text:p>
          </table:table-cell>
          <table:table-cell office:value-type="string" table:style-name="ce15">
            <text:p>margin of error</text:p>
          </table:table-cell>
          <table:table-cell table:number-columns-repeated="16374"/>
        </table:table-row>
        <table:table-row table:style-name="ro3">
          <table:table-cell office:value-type="string" table:style-name="ce17">
            <text:p>T1295</text:p>
          </table:table-cell>
          <table:table-cell office:value-type="float" office:value="10" table:style-name="ce18">
            <text:p>10,000</text:p>
          </table:table-cell>
          <table:table-cell office:value-type="float" office:value="1000" table:style-name="ce19">
            <text:p>1.000</text:p>
          </table:table-cell>
          <table:table-cell office:value-type="float" office:value="1000" table:style-name="ce20">
            <text:p>1.000</text:p>
          </table:table-cell>
          <table:table-cell office:value-type="float" office:value="10" table:style-name="ce21">
            <text:p>10</text:p>
          </table:table-cell>
          <table:table-cell office:value-type="float" office:value="1000000" table:formula="of:=([.B2]*10^9)/([.D2]*[.E2])" table:style-name="ce22">
            <text:p>1.000.000</text:p>
          </table:table-cell>
          <table:table-cell office:value-type="float" office:value="1000000" table:style-name="ce21">
            <text:p>1.000.000</text:p>
          </table:table-cell>
          <table:table-cell table:style-name="ce21"/>
          <table:table-cell office:value-type="float" office:value="10" table:formula="of:=([.E2]*[.D2]*([.G2]+[.H2]))/10^9" table:style-name="ce23">
            <text:p>10,000</text:p>
          </table:table-cell>
          <table:table-cell office:value-type="percentage" office:value="0" table:formula="of:=([.B2]-[.I2])/[.B2]" table:style-name="ce49">
            <text:p>0,000%</text:p>
          </table:table-cell>
          <table:table-cell table:number-columns-repeated="16374"/>
        </table:table-row>
        <table:table-row table:style-name="ro3">
          <table:table-cell table:style-name="ce17"/>
          <table:table-cell office:value-type="float" office:value="7" table:style-name="ce18">
            <text:p>7,000</text:p>
          </table:table-cell>
          <table:table-cell office:value-type="float" office:value="800" table:style-name="ce19">
            <text:p>800</text:p>
          </table:table-cell>
          <table:table-cell office:value-type="float" office:value="820" table:style-name="ce20">
            <text:p>820</text:p>
          </table:table-cell>
          <table:table-cell office:value-type="float" office:value="10" table:style-name="ce21">
            <text:p>10</text:p>
          </table:table-cell>
          <table:table-cell office:value-type="float" office:value="853658.53658536589" table:formula="of:=([.B3]*10^9)/([.D3]*[.E3])" table:style-name="ce22">
            <text:p>853.659</text:p>
          </table:table-cell>
          <table:table-cell office:value-type="float" office:value="820000" table:style-name="ce21">
            <text:p>820.000</text:p>
          </table:table-cell>
          <table:table-cell office:value-type="float" office:value="33000" table:style-name="ce21">
            <text:p>33.000</text:p>
          </table:table-cell>
          <table:table-cell office:value-type="float" office:value="6.9946000000000002" table:formula="of:=([.E3]*[.D3]*([.G3]+[.H3]))/10^9" table:style-name="ce23">
            <text:p>6,995</text:p>
          </table:table-cell>
          <table:table-cell office:value-type="percentage" office:value="7.7142857142854988E-4" table:formula="of:=([.B3]-[.I3])/[.B3]" table:style-name="ce49">
            <text:p>0,077%</text:p>
          </table:table-cell>
          <table:table-cell table:number-columns-repeated="16374"/>
        </table:table-row>
        <table:table-row table:style-name="ro3">
          <table:table-cell table:style-name="ce17"/>
          <table:table-cell office:value-type="float" office:value="3" table:style-name="ce18">
            <text:p>3,000</text:p>
          </table:table-cell>
          <table:table-cell office:value-type="float" office:value="490" table:style-name="ce19">
            <text:p>490</text:p>
          </table:table-cell>
          <table:table-cell office:value-type="float" office:value="470" table:style-name="ce20">
            <text:p>470</text:p>
          </table:table-cell>
          <table:table-cell office:value-type="float" office:value="10" table:style-name="ce21">
            <text:p>10</text:p>
          </table:table-cell>
          <table:table-cell office:value-type="float" office:value="638297.8723404255" table:formula="of:=([.B4]*10^9)/([.D4]*[.E4])" table:style-name="ce22">
            <text:p>638.298</text:p>
          </table:table-cell>
          <table:table-cell office:value-type="float" office:value="620000" table:style-name="ce21">
            <text:p>620.000</text:p>
          </table:table-cell>
          <table:table-cell office:value-type="float" office:value="18000" table:style-name="ce21">
            <text:p>18.000</text:p>
          </table:table-cell>
          <table:table-cell office:value-type="float" office:value="2.9986000000000002" table:formula="of:=([.E4]*[.D4]*([.G4]+[.H4]))/10^9" table:style-name="ce23">
            <text:p>2,999</text:p>
          </table:table-cell>
          <table:table-cell office:value-type="percentage" office:value="4.6666666666661527E-4" table:formula="of:=([.B4]-[.I4])/[.B4]" table:style-name="ce49">
            <text:p>0,047%</text:p>
          </table:table-cell>
          <table:table-cell table:number-columns-repeated="16374"/>
        </table:table-row>
        <table:table-row table:style-name="ro3">
          <table:table-cell table:style-name="ce25"/>
          <table:table-cell office:value-type="float" office:value="1.3" table:style-name="ce26">
            <text:p>1,300</text:p>
          </table:table-cell>
          <table:table-cell office:value-type="float" office:value="310" table:style-name="ce27">
            <text:p>310</text:p>
          </table:table-cell>
          <table:table-cell office:value-type="float" office:value="300" table:style-name="ce28">
            <text:p>300</text:p>
          </table:table-cell>
          <table:table-cell office:value-type="float" office:value="10" table:style-name="ce29">
            <text:p>10</text:p>
          </table:table-cell>
          <table:table-cell office:value-type="float" office:value="433333.33333333331" table:formula="of:=([.B5]*10^9)/([.D5]*[.E5])" table:style-name="ce30">
            <text:p>433.333</text:p>
          </table:table-cell>
          <table:table-cell office:value-type="float" office:value="430000" table:style-name="ce29">
            <text:p>430.000</text:p>
          </table:table-cell>
          <table:table-cell office:value-type="float" office:value="3300" table:style-name="ce29">
            <text:p>3.300</text:p>
          </table:table-cell>
          <table:table-cell office:value-type="float" office:value="1.2999000000000001" table:formula="of:=([.E5]*[.D5]*([.G5]+[.H5]))/10^9" table:style-name="ce31">
            <text:p>1,300</text:p>
          </table:table-cell>
          <table:table-cell office:value-type="percentage" office:value="7.6923076923068442E-5" table:formula="of:=([.B5]-[.I5])/[.B5]" table:style-name="ce50">
            <text:p>0,008%</text:p>
          </table:table-cell>
          <table:table-cell table:number-columns-repeated="16374" table:style-name="ce33"/>
        </table:table-row>
        <table:table-row table:style-name="ro3">
          <table:table-cell office:value-type="string" table:style-name="ce17">
            <text:p>T1530</text:p>
          </table:table-cell>
          <table:table-cell office:value-type="float" office:value="2" table:style-name="ce18">
            <text:p>2,000</text:p>
          </table:table-cell>
          <table:table-cell office:value-type="float" office:value="85" table:style-name="ce19">
            <text:p>85</text:p>
          </table:table-cell>
          <table:table-cell office:value-type="float" office:value="820" table:style-name="ce20">
            <text:p>820</text:p>
          </table:table-cell>
          <table:table-cell office:value-type="float" office:value="10" table:style-name="ce21">
            <text:p>10</text:p>
          </table:table-cell>
          <table:table-cell office:value-type="float" office:value="243902.43902439025" table:formula="of:=([.B6]*10^9)/([.D6]*[.E6])" table:style-name="ce22">
            <text:p>243.902</text:p>
          </table:table-cell>
          <table:table-cell office:value-type="float" office:value="240000" table:style-name="ce21">
            <text:p>240.000</text:p>
          </table:table-cell>
          <table:table-cell office:value-type="float" office:value="3900" table:style-name="ce21">
            <text:p>3.900</text:p>
          </table:table-cell>
          <table:table-cell office:value-type="float" office:value="1.9999800000000001" table:formula="of:=([.E6]*[.D6]*([.G6]+[.H6]))/10^9" table:style-name="ce23">
            <text:p>2,000</text:p>
          </table:table-cell>
          <table:table-cell office:value-type="percentage" office:value="9.9999999999544897E-6" table:formula="of:=([.B6]-[.I6])/[.B6]" table:style-name="ce49">
            <text:p>0,001%</text:p>
          </table:table-cell>
          <table:table-cell table:number-columns-repeated="16374"/>
        </table:table-row>
        <table:table-row table:style-name="ro3">
          <table:table-cell table:style-name="ce17"/>
          <table:table-cell office:value-type="float" office:value="1.1000000000000001" table:style-name="ce18">
            <text:p>1,100</text:p>
          </table:table-cell>
          <table:table-cell office:value-type="float" office:value="59" table:style-name="ce19">
            <text:p>59</text:p>
          </table:table-cell>
          <table:table-cell office:value-type="float" office:value="560" table:style-name="ce20">
            <text:p>560</text:p>
          </table:table-cell>
          <table:table-cell office:value-type="float" office:value="10" table:style-name="ce21">
            <text:p>10</text:p>
          </table:table-cell>
          <table:table-cell office:value-type="float" office:value="196428.57142857142" table:formula="of:=([.B7]*10^9)/([.D7]*[.E7])" table:style-name="ce22">
            <text:p>196.429</text:p>
          </table:table-cell>
          <table:table-cell office:value-type="float" office:value="180000" table:style-name="ce21">
            <text:p>180.000</text:p>
          </table:table-cell>
          <table:table-cell office:value-type="float" office:value="16000" table:style-name="ce21">
            <text:p>16.000</text:p>
          </table:table-cell>
          <table:table-cell office:value-type="float" office:value="1.0975999999999999" table:formula="of:=([.E7]*[.D7]*([.G7]+[.H7]))/10^9" table:style-name="ce23">
            <text:p>1,098</text:p>
          </table:table-cell>
          <table:table-cell office:value-type="percentage" office:value="2.181818181818345E-3" table:formula="of:=([.B7]-[.I7])/[.B7]" table:style-name="ce49">
            <text:p>0,218%</text:p>
          </table:table-cell>
          <table:table-cell table:number-columns-repeated="16374"/>
        </table:table-row>
        <table:table-row table:style-name="ro3">
          <table:table-cell table:style-name="ce25"/>
          <table:table-cell office:value-type="float" office:value="0.45" table:style-name="ce26">
            <text:p>0,450</text:p>
          </table:table-cell>
          <table:table-cell office:value-type="float" office:value="35" table:style-name="ce27">
            <text:p>35</text:p>
          </table:table-cell>
          <table:table-cell office:value-type="float" office:value="360" table:style-name="ce28">
            <text:p>360</text:p>
          </table:table-cell>
          <table:table-cell office:value-type="float" office:value="10" table:style-name="ce29">
            <text:p>10</text:p>
          </table:table-cell>
          <table:table-cell office:value-type="float" office:value="125000" table:formula="of:=([.B8]*10^9)/([.D8]*[.E8])" table:style-name="ce30">
            <text:p>125.000</text:p>
          </table:table-cell>
          <table:table-cell office:value-type="float" office:value="120000" table:style-name="ce29">
            <text:p>120.000</text:p>
          </table:table-cell>
          <table:table-cell office:value-type="float" office:value="5100" table:style-name="ce29">
            <text:p>5.100</text:p>
          </table:table-cell>
          <table:table-cell office:value-type="float" office:value="0.45035999999999998" table:formula="of:=([.E8]*[.D8]*([.G8]+[.H8]))/10^9" table:style-name="ce31">
            <text:p>0,450</text:p>
          </table:table-cell>
          <table:table-cell office:value-type="percentage" office:value="-7.999999999999365E-4" table:formula="of:=([.B8]-[.I8])/[.B8]" table:style-name="ce50">
            <text:p>-0,080%</text:p>
          </table:table-cell>
          <table:table-cell table:number-columns-repeated="16374" table:style-name="ce33"/>
        </table:table-row>
        <table:table-row table:style-name="ro3">
          <table:table-cell office:value-type="string" table:style-name="ce17">
            <text:p>T1280</text:p>
          </table:table-cell>
          <table:table-cell office:value-type="float" office:value="0.2" table:style-name="ce18">
            <text:p>0,200</text:p>
          </table:table-cell>
          <table:table-cell office:value-type="float" office:value="32" table:style-name="ce19">
            <text:p>32</text:p>
          </table:table-cell>
          <table:table-cell office:value-type="float" office:value="330" table:style-name="ce20">
            <text:p>330</text:p>
          </table:table-cell>
          <table:table-cell office:value-type="float" office:value="10" table:style-name="ce21">
            <text:p>10</text:p>
          </table:table-cell>
          <table:table-cell office:value-type="float" office:value="60606.060606060608" table:formula="of:=([.B9]*10^9)/([.D9]*[.E9])" table:style-name="ce22">
            <text:p>60.606</text:p>
          </table:table-cell>
          <table:table-cell office:value-type="float" office:value="56000" table:style-name="ce21">
            <text:p>56.000</text:p>
          </table:table-cell>
          <table:table-cell office:value-type="float" office:value="4700" table:style-name="ce21">
            <text:p>4.700</text:p>
          </table:table-cell>
          <table:table-cell office:value-type="float" office:value="0.20030999999999999" table:formula="of:=([.E9]*[.D9]*([.G9]+[.H9]))/10^9" table:style-name="ce23">
            <text:p>0,200</text:p>
          </table:table-cell>
          <table:table-cell office:value-type="percentage" office:value="-1.5499999999998848E-3" table:formula="of:=([.B9]-[.I9])/[.B9]" table:style-name="ce49">
            <text:p>-0,155%</text:p>
          </table:table-cell>
          <table:table-cell table:number-columns-repeated="16374"/>
        </table:table-row>
        <table:table-row table:style-name="ro3">
          <table:table-cell table:style-name="ce34"/>
          <table:table-cell office:value-type="float" office:value="0.16" table:style-name="ce35">
            <text:p>0,160</text:p>
          </table:table-cell>
          <table:table-cell office:value-type="float" office:value="28" table:style-name="ce36">
            <text:p>28</text:p>
          </table:table-cell>
          <table:table-cell office:value-type="float" office:value="27" table:style-name="ce37">
            <text:p>27</text:p>
          </table:table-cell>
          <table:table-cell office:value-type="float" office:value="100" table:style-name="ce38">
            <text:p>100</text:p>
          </table:table-cell>
          <table:table-cell office:value-type="float" office:value="59259.259259259263" table:formula="of:=([.B10]*10^9)/([.D10]*[.E10])" table:style-name="ce38">
            <text:p>59.259</text:p>
          </table:table-cell>
          <table:table-cell office:value-type="float" office:value="56000" table:style-name="ce38">
            <text:p>56.000</text:p>
          </table:table-cell>
          <table:table-cell office:value-type="float" office:value="3200" table:style-name="ce38">
            <text:p>3.200</text:p>
          </table:table-cell>
          <table:table-cell office:value-type="float" office:value="0.15984000000000001" table:formula="of:=([.E10]*[.D10]*([.G10]+[.H10]))/10^9" table:style-name="ce39">
            <text:p>0,160</text:p>
          </table:table-cell>
          <table:table-cell office:value-type="percentage" office:value="9.9999999999995925E-4" table:formula="of:=([.B10]-[.I10])/[.B10]" table:style-name="ce51">
            <text:p>0,100%</text:p>
          </table:table-cell>
          <table:table-cell table:number-columns-repeated="16374"/>
        </table:table-row>
        <table:table-row table:style-name="ro3">
          <table:table-cell table:style-name="ce34"/>
          <table:table-cell office:value-type="float" office:value="0.1" table:style-name="ce35">
            <text:p>0,100</text:p>
          </table:table-cell>
          <table:table-cell office:value-type="float" office:value="22" table:style-name="ce36">
            <text:p>22</text:p>
          </table:table-cell>
          <table:table-cell office:value-type="float" office:value="22" table:style-name="ce37">
            <text:p>22</text:p>
          </table:table-cell>
          <table:table-cell office:value-type="float" office:value="100" table:style-name="ce38">
            <text:p>100</text:p>
          </table:table-cell>
          <table:table-cell office:value-type="float" office:value="45454.545454545456" table:formula="of:=([.B11]*10^9)/([.D11]*[.E11])" table:style-name="ce38">
            <text:p>45.455</text:p>
          </table:table-cell>
          <table:table-cell office:value-type="float" office:value="43000" table:style-name="ce38">
            <text:p>43.000</text:p>
          </table:table-cell>
          <table:table-cell office:value-type="float" office:value="2400" table:style-name="ce38">
            <text:p>2.400</text:p>
          </table:table-cell>
          <table:table-cell office:value-type="float" office:value="9.9879999999999997E-2" table:formula="of:=([.E11]*[.D11]*([.G11]+[.H11]))/10^9" table:style-name="ce39">
            <text:p>0,100</text:p>
          </table:table-cell>
          <table:table-cell office:value-type="percentage" office:value="1.2000000000000899E-3" table:formula="of:=([.B11]-[.I11])/[.B11]" table:style-name="ce51">
            <text:p>0,120%</text:p>
          </table:table-cell>
          <table:table-cell table:number-columns-repeated="16374"/>
        </table:table-row>
        <table:table-row table:style-name="ro3">
          <table:table-cell table:style-name="ce34"/>
          <table:table-cell office:value-type="float" office:value="0.08" table:style-name="ce35">
            <text:p>0,080</text:p>
          </table:table-cell>
          <table:table-cell office:value-type="float" office:value="20" table:style-name="ce36">
            <text:p>20</text:p>
          </table:table-cell>
          <table:table-cell office:value-type="float" office:value="20" table:style-name="ce37">
            <text:p>20</text:p>
          </table:table-cell>
          <table:table-cell office:value-type="float" office:value="100" table:style-name="ce38">
            <text:p>100</text:p>
          </table:table-cell>
          <table:table-cell office:value-type="float" office:value="40000" table:formula="of:=([.B12]*10^9)/([.D12]*[.E12])" table:style-name="ce38">
            <text:p>40.000</text:p>
          </table:table-cell>
          <table:table-cell office:value-type="float" office:value="39000" table:style-name="ce38">
            <text:p>39.000</text:p>
          </table:table-cell>
          <table:table-cell office:value-type="float" office:value="1000" table:style-name="ce38">
            <text:p>1.000</text:p>
          </table:table-cell>
          <table:table-cell office:value-type="float" office:value="0.08" table:formula="of:=([.E12]*[.D12]*([.G12]+[.H12]))/10^9" table:style-name="ce39">
            <text:p>0,080</text:p>
          </table:table-cell>
          <table:table-cell office:value-type="percentage" office:value="0" table:formula="of:=([.B12]-[.I12])/[.B12]" table:style-name="ce51">
            <text:p>0,000%</text:p>
          </table:table-cell>
          <table:table-cell table:number-columns-repeated="16374"/>
        </table:table-row>
        <table:table-row table:style-name="ro3">
          <table:table-cell table:style-name="ce41"/>
          <table:table-cell office:value-type="float" office:value="0.05" table:style-name="ce42">
            <text:p>0,050</text:p>
          </table:table-cell>
          <table:table-cell office:value-type="float" office:value="16" table:style-name="ce43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100" table:style-name="ce45">
            <text:p>100</text:p>
          </table:table-cell>
          <table:table-cell office:value-type="float" office:value="31250" table:formula="of:=([.B13]*10^9)/([.D13]*[.E13])" table:style-name="ce45">
            <text:p>31.250</text:p>
          </table:table-cell>
          <table:table-cell office:value-type="float" office:value="30000" table:style-name="ce45">
            <text:p>30.000</text:p>
          </table:table-cell>
          <table:table-cell office:value-type="float" office:value="1200" table:style-name="ce45">
            <text:p>1.200</text:p>
          </table:table-cell>
          <table:table-cell office:value-type="float" office:value="4.9919999999999999E-2" table:formula="of:=([.E13]*[.D13]*([.G13]+[.H13]))/10^9" table:style-name="ce39">
            <text:p>0,050</text:p>
          </table:table-cell>
          <table:table-cell office:value-type="percentage" office:value="1.6000000000000736E-3" table:formula="of:=([.B13]-[.I13])/[.B13]" table:style-name="ce52">
            <text:p>0,160%</text:p>
          </table:table-cell>
          <table:table-cell table:number-columns-repeated="16374"/>
        </table:table-row>
        <table:table-row table:style-name="ro3">
          <table:table-cell office:value-type="string" table:number-columns-spanned="4" table:number-rows-spanned="1" table:style-name="ce48">
            <text:p>The blue marked inductor taps are not used in the original 1073 circuit</text:p>
          </table:table-cell>
          <table:covered-table-cell table:number-columns-repeated="3"/>
          <table:table-cell table:number-columns-repeated="4" table:style-name="ce47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1:Bill_of_Materials.C64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C6EFCE"/>
      <style:text-properties fo:color="#006100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ackground-color="#C6EFCE"/>
      <style:text-properties fo:color="#006100"/>
    </style:style>
    <style:style style:name="cf19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FFC7CE"/>
      <style:text-properties fo:color="#9C0006"/>
    </style:style>
    <style:style style:name="cf22" style:family="table-cell" style:data-style-name="N0">
      <style:table-cell-properties fo:background-color="#C6EFCE"/>
      <style:text-properties fo:color="#006100"/>
    </style:style>
    <style:style style:name="cf23" style:family="table-cell" style:data-style-name="N0">
      <style:table-cell-properties fo:background-color="#FFC7CE"/>
      <style:text-properties fo:color="#9C0006"/>
    </style:style>
    <style:style style:name="cf24" style:family="table-cell" style:data-style-name="N0">
      <style:table-cell-properties fo:background-color="#C6EFCE"/>
      <style:text-properties fo:color="#006100"/>
    </style:style>
    <style:style style:name="cf25" style:family="table-cell" style:data-style-name="N0">
      <style:table-cell-properties fo:background-color="#FFC7CE"/>
      <style:text-properties fo:color="#9C0006"/>
    </style:style>
    <style:style style:name="cf26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7" style:family="table-cell">
      <style:table-cell-properties fo:background-color="#FFC7CE"/>
      <style:text-properties fo:color="#9C0006" style:font-family-generic="swiss"/>
    </style:style>
    <style:style style:name="cf28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Robert</meta:initial-creator>
    <dc:creator>Robert-André Vettel</dc:creator>
    <meta:creation-date>2018-10-02T13:49:41Z</meta:creation-date>
    <dc:date>2021-02-02T10:20:24Z</dc:date>
    <meta:editing-duration>PT0S</meta:editing-duration>
  </office:meta>
</office:document-meta>
</file>